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ResultRowImpl.get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ResultRowImpl.QueryResultRowImpl( Row row , String [ ] columnNames , String scoreName , String pathName , IdFactoryImpl idFactory , NamePathResolver resolver , QValueFactory qValueFa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QueryResultRowImpl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ResultRowImpl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